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l Pleno del TSJ, 17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l Pleno del TSJ, 24 de junio 2021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Civil y Familiar, 18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table:style-name="ce6" office:value-type="string" calcext:value-type="string">
            <text:p>Sesión Ordinaria de la Sala Civil y Familiar, 00 de junio 2021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Penal, 16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table:style-name="ce6" office:value-type="string" calcext:value-type="string">
            <text:p>Sesión Ordinaria de la Sala Penal, 00 de junio 2021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2:58:09.1379488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6-22T23:07:04.147211898</dc:date>
    <meta:editing-duration>PT6H54M21S</meta:editing-duration>
    <meta:editing-cycles>38</meta:editing-cycles>
    <meta:document-statistic meta:table-count="1" meta:cell-count="364" meta:object-count="0"/>
  </office:meta>
</office:document-meta>
</file>